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17.004cm" fo:margin-left="0cm" fo:margin-top="0cm" fo:margin-bottom="0cm" table:align="left" style:writing-mode="lr-tb"/>
    </style:style>
    <style:style style:name="Table4.A" style:family="table-column">
      <style:table-column-properties style:column-width="8.50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7b7b7" fo:padding="0.176cm" fo:border-left="1pt solid #999999" fo:border-right="1pt solid #b7b7b7" fo:border-top="1pt solid #999999" fo:border-bottom="1pt solid #999999">
        <style:background-image/>
      </style:table-cell-properties>
    </style:style>
    <style:style style:name="Table4.B1" style:family="table-cell">
      <style:table-cell-properties fo:background-color="#b7b7b7" fo:padding="0.176cm" fo:border="1pt solid #b7b7b7">
        <style:background-image/>
      </style:table-cell-properties>
    </style:style>
    <style:style style:name="Table4.A2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2" style:family="table-cell">
      <style:table-cell-properties fo:padding="0.176cm" fo:border-left="1pt solid #b7b7b7" fo:border-right="1pt solid #b7b7b7" fo:border-top="1pt solid #b7b7b7" fo:border-bottom="1pt solid #cccccc"/>
    </style:style>
    <style:style style:name="Table4.A3" style:family="table-cell">
      <style:table-cell-properties fo:padding="0.176cm" fo:border-left="1pt solid #999999" fo:border-right="1pt solid #cccccc" fo:border-top="1pt solid #999999" fo:border-bottom="1pt solid #999999"/>
    </style:style>
    <style:style style:name="Table4.B3" style:family="table-cell">
      <style:table-cell-properties fo:padding="0.176cm" fo:border="1pt solid #cccccc"/>
    </style:style>
    <style:style style:name="Table4.A4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4" style:family="table-cell">
      <style:table-cell-properties fo:padding="0.176cm" fo:border-left="1pt solid #b7b7b7" fo:border-right="1pt solid #b7b7b7" fo:border-top="1pt solid #cccccc" fo:border-bottom="1pt solid #b7b7b7"/>
    </style:style>
    <style:style style:name="Table4.A5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5" style:family="table-cell">
      <style:table-cell-properties fo:padding="0.176cm" fo:border="1pt solid #b7b7b7"/>
    </style:style>
    <style:style style:name="Table4.A6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6" style:family="table-cell">
      <style:table-cell-properties fo:padding="0.176cm" fo:border="1pt solid #b7b7b7"/>
    </style:style>
    <style:style style:name="Table4.A7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7" style:family="table-cell">
      <style:table-cell-properties fo:padding="0.176cm" fo:border="1pt solid #b7b7b7"/>
    </style:style>
    <style:style style:name="Table4.A8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8" style:family="table-cell">
      <style:table-cell-properties fo:padding="0.176cm" fo:border-left="1pt solid #b7b7b7" fo:border-right="1pt solid #b7b7b7" fo:border-top="1pt solid #b7b7b7" fo:border-bottom="1pt solid #d9d9d9"/>
    </style:style>
    <style:style style:name="Table4.A9" style:family="table-cell">
      <style:table-cell-properties fo:padding="0.176cm" fo:border-left="1pt solid #999999" fo:border-right="1pt solid #d9d9d9" fo:border-top="1pt solid #999999" fo:border-bottom="1pt solid #999999"/>
    </style:style>
    <style:style style:name="Table4.B9" style:family="table-cell">
      <style:table-cell-properties fo:padding="0.176cm" fo:border-left="1pt solid #d9d9d9" fo:border-right="1pt solid #d9d9d9" fo:border-top="1pt solid #d9d9d9" fo:border-bottom="1pt solid #cccccc"/>
    </style:style>
    <style:style style:name="Table4.A10" style:family="table-cell">
      <style:table-cell-properties fo:padding="0.176cm" fo:border-left="1pt solid #999999" fo:border-right="1pt solid #cccccc" fo:border-top="1pt solid #999999" fo:border-bottom="1pt solid #999999"/>
    </style:style>
    <style:style style:name="Table4.B10" style:family="table-cell">
      <style:table-cell-properties fo:padding="0.176cm" fo:border="1pt solid #cccccc"/>
    </style:style>
    <style:style style:name="Table4.A11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11" style:family="table-cell">
      <style:table-cell-properties fo:padding="0.176cm" fo:border-left="1pt solid #b7b7b7" fo:border-right="1pt solid #b7b7b7" fo:border-top="1pt solid #cccccc" fo:border-bottom="1pt solid #b7b7b7"/>
    </style:style>
    <style:style style:name="Table4.A12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12" style:family="table-cell">
      <style:table-cell-properties fo:padding="0.176cm" fo:border="1pt solid #b7b7b7"/>
    </style:style>
    <style:style style:name="Table4.A13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13" style:family="table-cell">
      <style:table-cell-properties fo:padding="0.176cm" fo:border="1pt solid #b7b7b7"/>
    </style:style>
    <style:style style:name="Table4.A14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14" style:family="table-cell">
      <style:table-cell-properties fo:padding="0.176cm" fo:border="1pt solid #b7b7b7"/>
    </style:style>
    <style:style style:name="Table4.A15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15" style:family="table-cell">
      <style:table-cell-properties fo:padding="0.176cm" fo:border-left="1pt solid #b7b7b7" fo:border-right="1pt solid #b7b7b7" fo:border-top="1pt solid #b7b7b7" fo:border-bottom="1pt solid #cccccc"/>
    </style:style>
    <style:style style:name="Table4.A16" style:family="table-cell">
      <style:table-cell-properties fo:padding="0.176cm" fo:border-left="1pt solid #999999" fo:border-right="1pt solid #cccccc" fo:border-top="1pt solid #999999" fo:border-bottom="1pt solid #999999"/>
    </style:style>
    <style:style style:name="Table4.B16" style:family="table-cell">
      <style:table-cell-properties fo:padding="0.176cm" fo:border="1pt solid #cccccc"/>
    </style:style>
    <style:style style:name="Table4.A17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17" style:family="table-cell">
      <style:table-cell-properties fo:padding="0.176cm" fo:border-left="1pt solid #b7b7b7" fo:border-right="1pt solid #b7b7b7" fo:border-top="1pt solid #cccccc" fo:border-bottom="1pt solid #b7b7b7"/>
    </style:style>
    <style:style style:name="Table4.A18" style:family="table-cell">
      <style:table-cell-properties fo:padding="0.176cm" fo:border-left="1pt solid #999999" fo:border-right="1pt solid #b7b7b7" fo:border-top="1pt solid #999999" fo:border-bottom="1pt solid #999999"/>
    </style:style>
    <style:style style:name="Table4.B18" style:family="table-cell">
      <style:table-cell-properties fo:padding="0.176cm" fo:border="1pt solid #b7b7b7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officeooo:paragraph-rsid="000bdb6a"/>
    </style:style>
    <style:style style:name="P2" style:family="paragraph" style:parent-style-name="Standard">
      <style:text-properties officeooo:paragraph-rsid="000bdb6a"/>
    </style:style>
    <style:style style:name="T1" style:family="text">
      <style:text-properties fo:color="#ff0000" fo:font-size="12pt" fo:font-weight="bold" style:font-size-asian="12pt" style:font-weight-asian="bold" style:font-size-complex="12pt"/>
    </style:style>
    <style:style style:name="T2" style:family="text">
      <style:text-properties fo:color="#ff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"><text:span text:style-name="T1">Categoria</text:span></text:p>
          </table:table-cell>
          <table:table-cell table:style-name="Table4.B1" office:value-type="string">
            <text:p text:style-name="P1"><text:span text:style-name="T1">Quantidade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2">Ativista político</text:span></text:p>
          </table:table-cell>
          <table:table-cell table:style-name="Table4.B2" office:value-type="string">
            <text:p text:style-name="P1"><text:span text:style-name="T2">2</text:span></text:p>
          </table:table-cell>
        </table:table-row>
        <table:table-row table:style-name="Table4.1">
          <table:table-cell table:style-name="Table4.A3" office:value-type="string">
            <text:p text:style-name="P1"><text:span text:style-name="T2">Advogado</text:span></text:p>
          </table:table-cell>
          <table:table-cell table:style-name="Table4.B3" office:value-type="string">
            <text:p text:style-name="P1"><text:span text:style-name="T2">5</text:span></text:p>
          </table:table-cell>
        </table:table-row>
        <table:table-row table:style-name="Table4.1">
          <table:table-cell table:style-name="Table4.A4" office:value-type="string">
            <text:p text:style-name="P1"><text:span text:style-name="T2">Arquiteto</text:span></text:p>
          </table:table-cell>
          <table:table-cell table:style-name="Table4.B4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5" office:value-type="string">
            <text:p text:style-name="P1"><text:span text:style-name="T2">Cargos políticos </text:span></text:p>
          </table:table-cell>
          <table:table-cell table:style-name="Table4.B5" office:value-type="string">
            <text:p text:style-name="P1"><text:span text:style-name="T2">3</text:span></text:p>
          </table:table-cell>
        </table:table-row>
        <table:table-row table:style-name="Table4.1">
          <table:table-cell table:style-name="Table4.A6" office:value-type="string">
            <text:p text:style-name="P1"><text:span text:style-name="T2">Cientista político</text:span></text:p>
          </table:table-cell>
          <table:table-cell table:style-name="Table4.B6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7" office:value-type="string">
            <text:p text:style-name="P1"><text:span text:style-name="T2">Formado em comunicação social</text:span></text:p>
          </table:table-cell>
          <table:table-cell table:style-name="Table4.B7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8" office:value-type="string">
            <text:p text:style-name="P1"><text:span text:style-name="T2">Professor (a) <text:s/>de História </text:span></text:p>
          </table:table-cell>
          <table:table-cell table:style-name="Table4.B8" office:value-type="string">
            <text:p text:style-name="P1"><text:span text:style-name="T2">2</text:span></text:p>
          </table:table-cell>
        </table:table-row>
        <table:table-row table:style-name="Table4.1">
          <table:table-cell table:style-name="Table4.A9" office:value-type="string">
            <text:p text:style-name="P1"><text:span text:style-name="T2">Professor </text:span></text:p>
          </table:table-cell>
          <table:table-cell table:style-name="Table4.B9" office:value-type="string">
            <text:p text:style-name="P1"><text:span text:style-name="T2">4</text:span></text:p>
          </table:table-cell>
        </table:table-row>
        <table:table-row table:style-name="Table4.1">
          <table:table-cell table:style-name="Table4.A10" office:value-type="string">
            <text:p text:style-name="P1"><text:span text:style-name="T2">Político </text:span></text:p>
          </table:table-cell>
          <table:table-cell table:style-name="Table4.B10" office:value-type="string">
            <text:p text:style-name="P1"><text:span text:style-name="T2">4</text:span></text:p>
          </table:table-cell>
        </table:table-row>
        <table:table-row table:style-name="Table4.1">
          <table:table-cell table:style-name="Table4.A11" office:value-type="string">
            <text:p text:style-name="P1"><text:span text:style-name="T2">Economista</text:span></text:p>
          </table:table-cell>
          <table:table-cell table:style-name="Table4.B11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12" office:value-type="string">
            <text:p text:style-name="P1"><text:span text:style-name="T2">Educador/ educadora</text:span></text:p>
          </table:table-cell>
          <table:table-cell table:style-name="Table4.B12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13" office:value-type="string">
            <text:p text:style-name="P1"><text:span text:style-name="T2">Empresário</text:span></text:p>
          </table:table-cell>
          <table:table-cell table:style-name="Table4.B13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14" office:value-type="string">
            <text:p text:style-name="P1"><text:span text:style-name="T2">Sociólogo</text:span></text:p>
          </table:table-cell>
          <table:table-cell table:style-name="Table4.B14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15" office:value-type="string">
            <text:p text:style-name="P1"><text:span text:style-name="T2">Historiador</text:span></text:p>
          </table:table-cell>
          <table:table-cell table:style-name="Table4.B15" office:value-type="string">
            <text:p text:style-name="P1"><text:span text:style-name="T2">1</text:span></text:p>
          </table:table-cell>
        </table:table-row>
        <table:table-row table:style-name="Table4.1">
          <table:table-cell table:style-name="Table4.A16" office:value-type="string">
            <text:p text:style-name="P1"><text:span text:style-name="T2">Escritor</text:span></text:p>
          </table:table-cell>
          <table:table-cell table:style-name="Table4.B16" office:value-type="string">
            <text:p text:style-name="P1"><text:span text:style-name="T2">5</text:span></text:p>
          </table:table-cell>
        </table:table-row>
        <table:table-row table:style-name="Table4.1">
          <table:table-cell table:style-name="Table4.A17" office:value-type="string">
            <text:p text:style-name="P1"><text:span text:style-name="T2">Filósofo</text:span></text:p>
          </table:table-cell>
          <table:table-cell table:style-name="Table4.B17" office:value-type="string">
            <text:p text:style-name="P1"><text:span text:style-name="T2">2</text:span></text:p>
          </table:table-cell>
        </table:table-row>
        <table:table-row table:style-name="Table4.1">
          <table:table-cell table:style-name="Table4.A18" office:value-type="string">
            <text:p text:style-name="P1"><text:span text:style-name="T2">Youtuber</text:span></text:p>
          </table:table-cell>
          <table:table-cell table:style-name="Table4.B18" office:value-type="string">
            <text:p text:style-name="P1"><text:span text:style-name="T2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7:00:33.543789660</meta:creation-date>
    <dc:date>2020-11-10T17:00:58.226327311</dc:date>
    <meta:editing-duration>PT25S</meta:editing-duration>
    <meta:editing-cycles>1</meta:editing-cycles>
    <meta:document-statistic meta:table-count="1" meta:image-count="0" meta:object-count="0" meta:page-count="1" meta:paragraph-count="36" meta:word-count="46" meta:character-count="263" meta:non-whitespace-character-count="248"/>
    <meta:generator>LibreOffice/6.0.7.3$Linux_X86_64 LibreOffice_project/00m0$Build-3</meta:generator>
  </office:meta>
</office:document-meta>
</file>